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0.2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10.57mm"/>
    </style:style>
    <style:style style:name="co7" style:family="table-column">
      <style:table-column-properties fo:break-before="auto" style:column-width="8.96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search_results_2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40.8261685073376" calcext:value-type="float">
            <text:p>40.8261685073376</text:p>
          </table:table-cell>
          <table:table-cell office:value-type="float" office:value="6.97224479913712" calcext:value-type="float">
            <text:p>6.97224479913712</text:p>
          </table:table-cell>
          <table:table-cell office:value-type="float" office:value="0.944306930693069" calcext:value-type="float">
            <text:p>0.944306930693069</text:p>
          </table:table-cell>
          <table:table-cell office:value-type="float" office:value="0.995933583071892" calcext:value-type="float">
            <text:p>0.99593358307189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" calcext:value-type="float">
            <text:p>1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927864214993" calcext:value-type="float">
            <text:p>0.99292786421499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463932107496" calcext:value-type="float">
            <text:p>0.99646393210749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1.78503903037101" calcext:value-type="float">
            <text:p>1.78503903037101</text:p>
          </table:table-cell>
          <table:table-cell office:value-type="float" office:value="0.773504199910007" calcext:value-type="float">
            <text:p>0.773504199910007</text:p>
          </table:table-cell>
          <table:table-cell office:value-type="float" office:value="0.0183416539322118" calcext:value-type="float">
            <text:p>0.018341653932212</text:p>
          </table:table-cell>
          <table:table-cell office:value-type="float" office:value="0.00148932098462744" calcext:value-type="float">
            <text:p>0.001489320984627</text:p>
          </table:table-cell>
        </table:table-row>
        <table:table-row table:style-name="ro1">
          <table:table-cell office:value-type="float" office:value="41.1871631145477" calcext:value-type="float">
            <text:p>41.1871631145477</text:p>
          </table:table-cell>
          <table:table-cell office:value-type="float" office:value="7.54611584544182" calcext:value-type="float">
            <text:p>7.54611584544182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83734831731436" calcext:value-type="float">
            <text:p>0.983734831731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5.02068575935753" calcext:value-type="float">
            <text:p>5.02068575935753</text:p>
          </table:table-cell>
          <table:table-cell office:value-type="float" office:value="1.29581496257997" calcext:value-type="float">
            <text:p>1.29581496257997</text:p>
          </table:table-cell>
          <table:table-cell office:value-type="float" office:value="0.0190532733939248" calcext:value-type="float">
            <text:p>0.019053273393925</text:p>
          </table:table-cell>
          <table:table-cell office:value-type="float" office:value="0.00172518239502307" calcext:value-type="float">
            <text:p>0.001725182395023</text:p>
          </table:table-cell>
        </table:table-row>
        <table:table-row table:style-name="ro1">
          <table:table-cell office:value-type="float" office:value="33.3830817341804" calcext:value-type="float">
            <text:p>33.3830817341804</text:p>
          </table:table-cell>
          <table:table-cell office:value-type="float" office:value="9.88971358537674" calcext:value-type="float">
            <text:p>9.88971358537674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95933582983464" calcext:value-type="float">
            <text:p>0.99593358298346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6.47753009765644" calcext:value-type="float">
            <text:p>6.47753009765644</text:p>
          </table:table-cell>
          <table:table-cell office:value-type="float" office:value="3.24189146700065" calcext:value-type="float">
            <text:p>3.24189146700065</text:p>
          </table:table-cell>
          <table:table-cell office:value-type="float" office:value="0.0188854792630653" calcext:value-type="float">
            <text:p>0.018885479263065</text:p>
          </table:table-cell>
          <table:table-cell office:value-type="float" office:value="0.000684680028173229" calcext:value-type="float">
            <text:p>0.000684680028173</text:p>
          </table:table-cell>
        </table:table-row>
        <table:table-row table:style-name="ro1">
          <table:table-cell office:value-type="float" office:value="24.4911792874336" calcext:value-type="float">
            <text:p>24.4911792874336</text:p>
          </table:table-cell>
          <table:table-cell office:value-type="float" office:value="7.79416018724442" calcext:value-type="float">
            <text:p>7.79416018724442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86827767034959" calcext:value-type="float">
            <text:p>0.98682776703495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4" calcext:value-type="float">
            <text:p>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7968860580326" calcext:value-type="float">
            <text:p>0.9879688605803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0106007067138" calcext:value-type="float">
            <text:p>0.9901060070671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2.09482265330456" calcext:value-type="float">
            <text:p>2.09482265330456</text:p>
          </table:table-cell>
          <table:table-cell office:value-type="float" office:value="1.93462400477832" calcext:value-type="float">
            <text:p>1.93462400477832</text:p>
          </table:table-cell>
          <table:table-cell office:value-type="float" office:value="0.0180576509426209" calcext:value-type="float">
            <text:p>0.018057650942621</text:p>
          </table:table-cell>
          <table:table-cell office:value-type="float" office:value="0.0021512898438117" calcext:value-type="float">
            <text:p>0.002151289843812</text:p>
          </table:table-cell>
        </table:table-row>
        <table:table-row table:style-name="ro1">
          <table:table-cell office:value-type="float" office:value="46.9225459694862" calcext:value-type="float">
            <text:p>46.9225459694862</text:p>
          </table:table-cell>
          <table:table-cell office:value-type="float" office:value="11.4622818529606" calcext:value-type="float">
            <text:p>11.462281852960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96083816769" calcext:value-type="float">
            <text:p>0.99469608381676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12.1308785451013" calcext:value-type="float">
            <text:p>12.1308785451013</text:p>
          </table:table-cell>
          <table:table-cell office:value-type="float" office:value="4.29189288480717" calcext:value-type="float">
            <text:p>4.29189288480717</text:p>
          </table:table-cell>
          <table:table-cell office:value-type="float" office:value="0.0178597754759064" calcext:value-type="float">
            <text:p>0.017859775475906</text:p>
          </table:table-cell>
          <table:table-cell office:value-type="float" office:value="0.00105946968920477" calcext:value-type="float">
            <text:p>0.001059469689205</text:p>
          </table:table-cell>
        </table:table-row>
        <table:table-row table:style-name="ro1">
          <table:table-cell office:value-type="float" office:value="41.5658266544342" calcext:value-type="float">
            <text:p>41.5658266544342</text:p>
          </table:table-cell>
          <table:table-cell office:value-type="float" office:value="6.59101542830467" calcext:value-type="float">
            <text:p>6.5910154283046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9844780521355" calcext:value-type="float">
            <text:p>0.97984478052135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1.11310523572273" calcext:value-type="float">
            <text:p>1.11310523572273</text:p>
          </table:table-cell>
          <table:table-cell office:value-type="float" office:value="0.185926918812919" calcext:value-type="float">
            <text:p>0.185926918812919</text:p>
          </table:table-cell>
          <table:table-cell office:value-type="float" office:value="0.0202881357340753" calcext:value-type="float">
            <text:p>0.020288135734075</text:p>
          </table:table-cell>
          <table:table-cell office:value-type="float" office:value="0.00126920478765689" calcext:value-type="float">
            <text:p>0.001269204787657</text:p>
          </table:table-cell>
        </table:table-row>
        <table:table-row table:style-name="ro1">
          <table:table-cell office:value-type="float" office:value="38.2560639381409" calcext:value-type="float">
            <text:p>38.2560639381409</text:p>
          </table:table-cell>
          <table:table-cell office:value-type="float" office:value="11.1306470036507" calcext:value-type="float">
            <text:p>11.130647003650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80109923050167" calcext:value-type="float">
            <text:p>0.98010992305016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7.14392719971274" calcext:value-type="float">
            <text:p>7.14392719971274</text:p>
          </table:table-cell>
          <table:table-cell office:value-type="float" office:value="3.4833533741205" calcext:value-type="float">
            <text:p>3.4833533741205</text:p>
          </table:table-cell>
          <table:table-cell office:value-type="float" office:value="0.0207792931160844" calcext:value-type="float">
            <text:p>0.020779293116085</text:p>
          </table:table-cell>
          <table:table-cell office:value-type="float" office:value="0.0013388916815231" calcext:value-type="float">
            <text:p>0.001338891681523</text:p>
          </table:table-cell>
        </table:table-row>
        <table:table-row table:style-name="ro1">
          <table:table-cell office:value-type="float" office:value="40.7111749947071" calcext:value-type="float">
            <text:p>40.7111749947071</text:p>
          </table:table-cell>
          <table:table-cell office:value-type="float" office:value="7.94523867964745" calcext:value-type="float">
            <text:p>7.9452386796474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85501553355321" calcext:value-type="float">
            <text:p>0.98550155335532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5" calcext:value-type="float">
            <text:p>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4.37609957096124" calcext:value-type="float">
            <text:p>4.37609957096124</text:p>
          </table:table-cell>
          <table:table-cell office:value-type="float" office:value="1.17085562605388" calcext:value-type="float">
            <text:p>1.17085562605388</text:p>
          </table:table-cell>
          <table:table-cell office:value-type="float" office:value="0.0192017110943822" calcext:value-type="float">
            <text:p>0.019201711094382</text:p>
          </table:table-cell>
          <table:table-cell office:value-type="float" office:value="0.00190881179201094" calcext:value-type="float">
            <text:p>0.001908811792011</text:p>
          </table:table-cell>
        </table:table-row>
        <table:table-row table:style-name="ro1">
          <table:table-cell office:value-type="float" office:value="39.5062584578991" calcext:value-type="float">
            <text:p>39.5062584578991</text:p>
          </table:table-cell>
          <table:table-cell office:value-type="float" office:value="6.82942044734955" calcext:value-type="float">
            <text:p>6.8294204473495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5491886958818" calcext:value-type="float">
            <text:p>0.99549188695881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3639575971732" calcext:value-type="float">
            <text:p>0.99363957597173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2.95870061097959" calcext:value-type="float">
            <text:p>2.95870061097959</text:p>
          </table:table-cell>
          <table:table-cell office:value-type="float" office:value="0.688371868839826" calcext:value-type="float">
            <text:p>0.688371868839826</text:p>
          </table:table-cell>
          <table:table-cell office:value-type="float" office:value="0.0187112100789786" calcext:value-type="float">
            <text:p>0.018711210078979</text:p>
          </table:table-cell>
          <table:table-cell office:value-type="float" office:value="0.00111312830155732" calcext:value-type="float">
            <text:p>0.001113128301557</text:p>
          </table:table-cell>
        </table:table-row>
        <table:table-row table:style-name="ro1">
          <table:table-cell office:value-type="float" office:value="37.1165685355663" calcext:value-type="float">
            <text:p>37.1165685355663</text:p>
          </table:table-cell>
          <table:table-cell office:value-type="float" office:value="7.24013623595238" calcext:value-type="float">
            <text:p>7.2401362359523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4431253749875" calcext:value-type="float">
            <text:p>0.99443125374987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2927864214993" calcext:value-type="float">
            <text:p>0.99292786421499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6.16518853758706" calcext:value-type="float">
            <text:p>6.16518853758706</text:p>
          </table:table-cell>
          <table:table-cell office:value-type="float" office:value="2.04429732161816" calcext:value-type="float">
            <text:p>2.04429732161816</text:p>
          </table:table-cell>
          <table:table-cell office:value-type="float" office:value="0.0203914450773599" calcext:value-type="float">
            <text:p>0.02039144507736</text:p>
          </table:table-cell>
          <table:table-cell office:value-type="float" office:value="0.0014743223166366" calcext:value-type="float">
            <text:p>0.001474322316637</text:p>
          </table:table-cell>
        </table:table-row>
        <table:table-row table:style-name="ro1">
          <table:table-cell office:value-type="float" office:value="48.3961124420166" calcext:value-type="float">
            <text:p>48.3961124420166</text:p>
          </table:table-cell>
          <table:table-cell office:value-type="float" office:value="10.9790415763855" calcext:value-type="float">
            <text:p>10.9790415763855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86209392476656" calcext:value-type="float">
            <text:p>0.98620939247665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0" calcext:value-type="float">
            <text:p>10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3.82237508131715" calcext:value-type="float">
            <text:p>3.82237508131715</text:p>
          </table:table-cell>
          <table:table-cell office:value-type="float" office:value="1.74678160533533" calcext:value-type="float">
            <text:p>1.74678160533533</text:p>
          </table:table-cell>
          <table:table-cell office:value-type="float" office:value="0.0211441047290241" calcext:value-type="float">
            <text:p>0.021144104729024</text:p>
          </table:table-cell>
          <table:table-cell office:value-type="float" office:value="0.0014995595155804" calcext:value-type="float">
            <text:p>0.00149955951558</text:p>
          </table:table-cell>
        </table:table-row>
        <table:table-row table:style-name="ro1">
          <table:table-cell office:value-type="float" office:value="19.2811893522739" calcext:value-type="float">
            <text:p>19.2811893522739</text:p>
          </table:table-cell>
          <table:table-cell office:value-type="float" office:value="8.34346690773964" calcext:value-type="float">
            <text:p>8.3434669077396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2585046598236" calcext:value-type="float">
            <text:p>0.9825850465982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2.21343517652068" calcext:value-type="float">
            <text:p>2.21343517652068</text:p>
          </table:table-cell>
          <table:table-cell office:value-type="float" office:value="1.54139750410176" calcext:value-type="float">
            <text:p>1.54139750410176</text:p>
          </table:table-cell>
          <table:table-cell office:value-type="float" office:value="0.0211134624470989" calcext:value-type="float">
            <text:p>0.021113462447099</text:p>
          </table:table-cell>
          <table:table-cell office:value-type="float" office:value="0.00121862779055115" calcext:value-type="float">
            <text:p>0.001218627790551</text:p>
          </table:table-cell>
        </table:table-row>
        <table:table-row table:style-name="ro1">
          <table:table-cell office:value-type="float" office:value="22.6269015073776" calcext:value-type="float">
            <text:p>22.6269015073776</text:p>
          </table:table-cell>
          <table:table-cell office:value-type="float" office:value="8.0316076874733" calcext:value-type="float">
            <text:p>8.031607687473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3026992610102" calcext:value-type="float">
            <text:p>0.98302699261010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2" calcext:value-type="float">
            <text:p>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6562942008487" calcext:value-type="float">
            <text:p>0.98656294200848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2.0402871629862" calcext:value-type="float">
            <text:p>2.0402871629862</text:p>
          </table:table-cell>
          <table:table-cell office:value-type="float" office:value="1.00209977147738" calcext:value-type="float">
            <text:p>1.00209977147738</text:p>
          </table:table-cell>
          <table:table-cell office:value-type="float" office:value="0.0202129926619121" calcext:value-type="float">
            <text:p>0.020212992661912</text:p>
          </table:table-cell>
          <table:table-cell office:value-type="float" office:value="0.00199882936958294" calcext:value-type="float">
            <text:p>0.001998829369583</text:p>
          </table:table-cell>
        </table:table-row>
        <table:table-row table:style-name="ro1">
          <table:table-cell office:value-type="float" office:value="22.8523133397102" calcext:value-type="float">
            <text:p>22.8523133397102</text:p>
          </table:table-cell>
          <table:table-cell office:value-type="float" office:value="8.48217165470123" calcext:value-type="float">
            <text:p>8.4821716547012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6297731876127" calcext:value-type="float">
            <text:p>0.98629773187612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8676574663836" calcext:value-type="float">
            <text:p>0.98867657466383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1.28469672656814" calcext:value-type="float">
            <text:p>1.28469672656814</text:p>
          </table:table-cell>
          <table:table-cell office:value-type="float" office:value="2.57443104257924" calcext:value-type="float">
            <text:p>2.57443104257924</text:p>
          </table:table-cell>
          <table:table-cell office:value-type="float" office:value="0.0194395469189822" calcext:value-type="float">
            <text:p>0.019439546918982</text:p>
          </table:table-cell>
          <table:table-cell office:value-type="float" office:value="0.0012220526321769" calcext:value-type="float">
            <text:p>0.001222052632177</text:p>
          </table:table-cell>
        </table:table-row>
        <table:table-row table:style-name="ro1">
          <table:table-cell office:value-type="float" office:value="45.7235277593136" calcext:value-type="float">
            <text:p>45.7235277593136</text:p>
          </table:table-cell>
          <table:table-cell office:value-type="float" office:value="10.7420327961445" calcext:value-type="float">
            <text:p>10.742032796144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3999786747726" calcext:value-type="float">
            <text:p>0.98399978674772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6.29791725522626" calcext:value-type="float">
            <text:p>6.29791725522626</text:p>
          </table:table-cell>
          <table:table-cell office:value-type="float" office:value="1.30924076743057" calcext:value-type="float">
            <text:p>1.30924076743057</text:p>
          </table:table-cell>
          <table:table-cell office:value-type="float" office:value="0.0218599263796707" calcext:value-type="float">
            <text:p>0.021859926379671</text:p>
          </table:table-cell>
          <table:table-cell office:value-type="float" office:value="0.00176106528276351" calcext:value-type="float">
            <text:p>0.001761065282764</text:p>
          </table:table-cell>
        </table:table-row>
        <table:table-row table:style-name="ro1">
          <table:table-cell office:value-type="float" office:value="21.1023020446301" calcext:value-type="float">
            <text:p>21.1023020446301</text:p>
          </table:table-cell>
          <table:table-cell office:value-type="float" office:value="10.5878966450691" calcext:value-type="float">
            <text:p>10.587896645069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252611522836" calcext:value-type="float">
            <text:p>0.9782526115228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26806095210897" calcext:value-type="float">
            <text:p>0.926806095210897</text:p>
          </table:table-cell>
          <table:table-cell office:value-type="float" office:value="0.558349384156595" calcext:value-type="float">
            <text:p>0.558349384156595</text:p>
          </table:table-cell>
          <table:table-cell office:value-type="float" office:value="0.0198629686058288" calcext:value-type="float">
            <text:p>0.019862968605829</text:p>
          </table:table-cell>
          <table:table-cell office:value-type="float" office:value="0.00136728002844528" calcext:value-type="float">
            <text:p>0.001367280028445</text:p>
          </table:table-cell>
        </table:table-row>
        <table:table-row table:style-name="ro1">
          <table:table-cell office:value-type="float" office:value="29.048059463501" calcext:value-type="float">
            <text:p>29.048059463501</text:p>
          </table:table-cell>
          <table:table-cell office:value-type="float" office:value="9.84748423099518" calcext:value-type="float">
            <text:p>9.8474842309951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3203546282793" calcext:value-type="float">
            <text:p>0.98320354628279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2.97690444598797" calcext:value-type="float">
            <text:p>2.97690444598797</text:p>
          </table:table-cell>
          <table:table-cell office:value-type="float" office:value="3.09699663586883" calcext:value-type="float">
            <text:p>3.09699663586883</text:p>
          </table:table-cell>
          <table:table-cell office:value-type="float" office:value="0.0198629686058288" calcext:value-type="float">
            <text:p>0.019862968605829</text:p>
          </table:table-cell>
          <table:table-cell office:value-type="float" office:value="0.00135966721386502" calcext:value-type="float">
            <text:p>0.001359667213865</text:p>
          </table:table-cell>
        </table:table-row>
        <table:table-row table:style-name="ro1">
          <table:table-cell office:value-type="float" office:value="43.2459548413754" calcext:value-type="float">
            <text:p>43.2459548413754</text:p>
          </table:table-cell>
          <table:table-cell office:value-type="float" office:value="12.2642628848553" calcext:value-type="float">
            <text:p>12.264262884855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7093472366622" calcext:value-type="float">
            <text:p>0.98709347236662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6" calcext:value-type="float">
            <text:p>1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7968860580326" calcext:value-type="float">
            <text:p>0.98796886058032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9399293286219" calcext:value-type="float">
            <text:p>0.989399293286219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7.21959298861226" calcext:value-type="float">
            <text:p>7.21959298861226</text:p>
          </table:table-cell>
          <table:table-cell office:value-type="float" office:value="4.92025128660705" calcext:value-type="float">
            <text:p>4.92025128660705</text:p>
          </table:table-cell>
          <table:table-cell office:value-type="float" office:value="0.0205870710423285" calcext:value-type="float">
            <text:p>0.020587071042329</text:p>
          </table:table-cell>
          <table:table-cell office:value-type="float" office:value="0.00160925186745696" calcext:value-type="float">
            <text:p>0.001609251867457</text:p>
          </table:table-cell>
        </table:table-row>
        <table:table-row table:style-name="ro1">
          <table:table-cell office:value-type="float" office:value="38.6488139927387" calcext:value-type="float">
            <text:p>38.6488139927387</text:p>
          </table:table-cell>
          <table:table-cell office:value-type="float" office:value="10.2678469121456" calcext:value-type="float">
            <text:p>10.267846912145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105102810219" calcext:value-type="float">
            <text:p>0.99310510281021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2922859164897" calcext:value-type="float">
            <text:p>0.992922859164897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2220650636492" calcext:value-type="float">
            <text:p>0.99222065063649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1513437057992" calcext:value-type="float">
            <text:p>0.99151343705799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7.32658536878663" calcext:value-type="float">
            <text:p>7.32658536878663</text:p>
          </table:table-cell>
          <table:table-cell office:value-type="float" office:value="3.15431301587946" calcext:value-type="float">
            <text:p>3.15431301587946</text:p>
          </table:table-cell>
          <table:table-cell office:value-type="float" office:value="0.0216259880092246" calcext:value-type="float">
            <text:p>0.021625988009225</text:p>
          </table:table-cell>
          <table:table-cell office:value-type="float" office:value="0.00121011040570105" calcext:value-type="float">
            <text:p>0.001210110405701</text:p>
          </table:table-cell>
        </table:table-row>
        <table:table-row table:style-name="ro1">
          <table:table-cell office:value-type="float" office:value="42.8169841170311" calcext:value-type="float">
            <text:p>42.8169841170311</text:p>
          </table:table-cell>
          <table:table-cell office:value-type="float" office:value="6.89701080322266" calcext:value-type="float">
            <text:p>6.8970108032226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0817011590844" calcext:value-type="float">
            <text:p>0.98081701159084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6" calcext:value-type="float">
            <text:p>1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6562942008487" calcext:value-type="float">
            <text:p>0.98656294200848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1.0988323502775" calcext:value-type="float">
            <text:p>1.0988323502775</text:p>
          </table:table-cell>
          <table:table-cell office:value-type="float" office:value="0.140434764650215" calcext:value-type="float">
            <text:p>0.140434764650215</text:p>
          </table:table-cell>
          <table:table-cell office:value-type="float" office:value="0.0189094288833589" calcext:value-type="float">
            <text:p>0.018909428883359</text:p>
          </table:table-cell>
          <table:table-cell office:value-type="float" office:value="0.0024846785519141" calcext:value-type="float">
            <text:p>0.002484678551914</text:p>
          </table:table-cell>
        </table:table-row>
        <table:table-row table:style-name="ro1">
          <table:table-cell office:value-type="float" office:value="31.1960349082947" calcext:value-type="float">
            <text:p>31.1960349082947</text:p>
          </table:table-cell>
          <table:table-cell office:value-type="float" office:value="9.86534360051155" calcext:value-type="float">
            <text:p>9.8653436005115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552207528987" calcext:value-type="float">
            <text:p>0.99655220752898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6" calcext:value-type="float">
            <text:p>1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171145685997" calcext:value-type="float">
            <text:p>0.99717114568599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5.90145675516766" calcext:value-type="float">
            <text:p>5.90145675516766</text:p>
          </table:table-cell>
          <table:table-cell office:value-type="float" office:value="3.79189685745158" calcext:value-type="float">
            <text:p>3.79189685745158</text:p>
          </table:table-cell>
          <table:table-cell office:value-type="float" office:value="0.0207612365231585" calcext:value-type="float">
            <text:p>0.020761236523159</text:p>
          </table:table-cell>
          <table:table-cell office:value-type="float" office:value="0.000825000950591688" calcext:value-type="float">
            <text:p>0.000825000950592</text:p>
          </table:table-cell>
        </table:table-row>
        <table:table-row table:style-name="ro1">
          <table:table-cell office:value-type="float" office:value="23.615056604147" calcext:value-type="float">
            <text:p>23.615056604147</text:p>
          </table:table-cell>
          <table:table-cell office:value-type="float" office:value="13.3558354079723" calcext:value-type="float">
            <text:p>13.355835407972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1877770191324" calcext:value-type="float">
            <text:p>0.98187777019132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" calcext:value-type="float">
            <text:p>2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1.15651582945001" calcext:value-type="float">
            <text:p>1.15651582945001</text:p>
          </table:table-cell>
          <table:table-cell office:value-type="float" office:value="0.886995501116717" calcext:value-type="float">
            <text:p>0.886995501116717</text:p>
          </table:table-cell>
          <table:table-cell office:value-type="float" office:value="0.0196488245156382" calcext:value-type="float">
            <text:p>0.019648824515638</text:p>
          </table:table-cell>
          <table:table-cell office:value-type="float" office:value="0.0011125880362056" calcext:value-type="float">
            <text:p>0.001112588036206</text:p>
          </table:table-cell>
        </table:table-row>
        <table:table-row table:style-name="ro1">
          <table:table-cell office:value-type="float" office:value="35.3236064612865" calcext:value-type="float">
            <text:p>35.3236064612865</text:p>
          </table:table-cell>
          <table:table-cell office:value-type="float" office:value="11.2724488377571" calcext:value-type="float">
            <text:p>11.272448837757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6739490375471" calcext:value-type="float">
            <text:p>0.98673949037547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" calcext:value-type="float">
            <text:p>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7968860580326" calcext:value-type="float">
            <text:p>0.98796886058032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6562942008487" calcext:value-type="float">
            <text:p>0.98656294200848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86562942008487" calcext:value-type="float">
            <text:p>0.98656294200848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9399293286219" calcext:value-type="float">
            <text:p>0.989399293286219</text:p>
          </table:table-cell>
          <table:table-cell office:value-type="float" office:value="3.07638416723394" calcext:value-type="float">
            <text:p>3.07638416723394</text:p>
          </table:table-cell>
          <table:table-cell office:value-type="float" office:value="3.6455405550791" calcext:value-type="float">
            <text:p>3.6455405550791</text:p>
          </table:table-cell>
          <table:table-cell office:value-type="float" office:value="0.0189801817172181" calcext:value-type="float">
            <text:p>0.018980181717218</text:p>
          </table:table-cell>
          <table:table-cell office:value-type="float" office:value="0.001360192012842" calcext:value-type="float">
            <text:p>0.001360192012842</text:p>
          </table:table-cell>
        </table:table-row>
        <table:table-row table:style-name="ro1">
          <table:table-cell office:value-type="float" office:value="41.255862146616" calcext:value-type="float">
            <text:p>41.255862146616</text:p>
          </table:table-cell>
          <table:table-cell office:value-type="float" office:value="8.86244031786919" calcext:value-type="float">
            <text:p>8.8624403178691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9844217895362" calcext:value-type="float">
            <text:p>0.97984421789536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8.30972843636814" calcext:value-type="float">
            <text:p>8.30972843636814</text:p>
          </table:table-cell>
          <table:table-cell office:value-type="float" office:value="1.6233758557773" calcext:value-type="float">
            <text:p>1.6233758557773</text:p>
          </table:table-cell>
          <table:table-cell office:value-type="float" office:value="0.0197611089636839" calcext:value-type="float">
            <text:p>0.019761108963684</text:p>
          </table:table-cell>
          <table:table-cell office:value-type="float" office:value="0.00127769263831447" calcext:value-type="float">
            <text:p>0.001277692638314</text:p>
          </table:table-cell>
        </table:table-row>
        <table:table-row table:style-name="ro1">
          <table:table-cell office:value-type="float" office:value="24.496349811554" calcext:value-type="float">
            <text:p>24.496349811554</text:p>
          </table:table-cell>
          <table:table-cell office:value-type="float" office:value="12.0187972784042" calcext:value-type="float">
            <text:p>12.018797278404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3557402970834" calcext:value-type="float">
            <text:p>0.98355740297083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5" calcext:value-type="float">
            <text:p>2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7270155586987" calcext:value-type="float">
            <text:p>0.98727015558698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1.97642366133457" calcext:value-type="float">
            <text:p>1.97642366133457</text:p>
          </table:table-cell>
          <table:table-cell office:value-type="float" office:value="0.48130012841733" calcext:value-type="float">
            <text:p>0.48130012841733</text:p>
          </table:table-cell>
          <table:table-cell office:value-type="float" office:value="0.0214469424078914" calcext:value-type="float">
            <text:p>0.021446942407891</text:p>
          </table:table-cell>
          <table:table-cell office:value-type="float" office:value="0.0016852282528857" calcext:value-type="float">
            <text:p>0.001685228252886</text:p>
          </table:table-cell>
        </table:table-row>
        <table:table-row table:style-name="ro1">
          <table:table-cell office:value-type="float" office:value="39.6345325410366" calcext:value-type="float">
            <text:p>39.6345325410366</text:p>
          </table:table-cell>
          <table:table-cell office:value-type="float" office:value="9.47650998830795" calcext:value-type="float">
            <text:p>9.4765099883079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5827374238" calcext:value-type="float">
            <text:p>0.97586582737423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" calcext:value-type="float">
            <text:p>25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10.9928845749206" calcext:value-type="float">
            <text:p>10.9928845749206</text:p>
          </table:table-cell>
          <table:table-cell office:value-type="float" office:value="3.03071288968504" calcext:value-type="float">
            <text:p>3.03071288968504</text:p>
          </table:table-cell>
          <table:table-cell office:value-type="float" office:value="0.0204310161232803" calcext:value-type="float">
            <text:p>0.02043101612328</text:p>
          </table:table-cell>
          <table:table-cell office:value-type="float" office:value="0.00125679111857657" calcext:value-type="float">
            <text:p>0.001256791118577</text:p>
          </table:table-cell>
        </table:table-row>
        <table:table-row table:style-name="ro1">
          <table:table-cell office:value-type="float" office:value="41.5036069154739" calcext:value-type="float">
            <text:p>41.5036069154739</text:p>
          </table:table-cell>
          <table:table-cell office:value-type="float" office:value="11.4414457678795" calcext:value-type="float">
            <text:p>11.441445767879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1701091569238" calcext:value-type="float">
            <text:p>0.98170109156923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5" calcext:value-type="float">
            <text:p>2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6.30676266538489" calcext:value-type="float">
            <text:p>6.30676266538489</text:p>
          </table:table-cell>
          <table:table-cell office:value-type="float" office:value="3.59711672725762" calcext:value-type="float">
            <text:p>3.59711672725762</text:p>
          </table:table-cell>
          <table:table-cell office:value-type="float" office:value="0.020857910550694" calcext:value-type="float">
            <text:p>0.020857910550694</text:p>
          </table:table-cell>
          <table:table-cell office:value-type="float" office:value="0.0017807870223889" calcext:value-type="float">
            <text:p>0.001780787022389</text:p>
          </table:table-cell>
        </table:table-row>
        <table:table-row table:style-name="ro1">
          <table:table-cell office:value-type="float" office:value="53.1663947701454" calcext:value-type="float">
            <text:p>53.1663947701454</text:p>
          </table:table-cell>
          <table:table-cell office:value-type="float" office:value="14.2679516971111" calcext:value-type="float">
            <text:p>14.267951697111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5049878383826" calcext:value-type="float">
            <text:p>0.99504987838382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32.5420886823324" calcext:value-type="float">
            <text:p>32.5420886823324</text:p>
          </table:table-cell>
          <table:table-cell office:value-type="float" office:value="15.2998846116735" calcext:value-type="float">
            <text:p>15.2998846116735</text:p>
          </table:table-cell>
          <table:table-cell office:value-type="float" office:value="0.0210041788444127" calcext:value-type="float">
            <text:p>0.021004178844413</text:p>
          </table:table-cell>
          <table:table-cell office:value-type="float" office:value="0.00141317898506026" calcext:value-type="float">
            <text:p>0.00141317898506</text:p>
          </table:table-cell>
        </table:table-row>
        <table:table-row table:style-name="ro1">
          <table:table-cell office:value-type="float" office:value="25.1190658509731" calcext:value-type="float">
            <text:p>25.1190658509731</text:p>
          </table:table-cell>
          <table:table-cell office:value-type="float" office:value="7.22160920500755" calcext:value-type="float">
            <text:p>7.2216092050075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2407930830123" calcext:value-type="float">
            <text:p>0.98240793083012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" calcext:value-type="float">
            <text:p>2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3.55007037961445" calcext:value-type="float">
            <text:p>3.55007037961445</text:p>
          </table:table-cell>
          <table:table-cell office:value-type="float" office:value="1.32725990168374" calcext:value-type="float">
            <text:p>1.32725990168374</text:p>
          </table:table-cell>
          <table:table-cell office:value-type="float" office:value="0.0175526042764617" calcext:value-type="float">
            <text:p>0.017552604276462</text:p>
          </table:table-cell>
          <table:table-cell office:value-type="float" office:value="0.00134514803327348" calcext:value-type="float">
            <text:p>0.001345148033273</text:p>
          </table:table-cell>
        </table:table-row>
        <table:table-row table:style-name="ro1">
          <table:table-cell office:value-type="float" office:value="33.9445703029633" calcext:value-type="float">
            <text:p>33.9445703029633</text:p>
          </table:table-cell>
          <table:table-cell office:value-type="float" office:value="5.76479208469391" calcext:value-type="float">
            <text:p>5.7647920846939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3282031242669" calcext:value-type="float">
            <text:p>0.99328203124266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" calcext:value-type="float">
            <text:p>2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92220650636492" calcext:value-type="float">
            <text:p>0.99222065063649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2927864214993" calcext:value-type="float">
            <text:p>0.992927864214993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3639575971732" calcext:value-type="float">
            <text:p>0.993639575971732</text:p>
          </table:table-cell>
          <table:table-cell office:value-type="float" office:value="5.36420136975302" calcext:value-type="float">
            <text:p>5.36420136975302</text:p>
          </table:table-cell>
          <table:table-cell office:value-type="float" office:value="1.48343620375979" calcext:value-type="float">
            <text:p>1.48343620375979</text:p>
          </table:table-cell>
          <table:table-cell office:value-type="float" office:value="0.0217682125226277" calcext:value-type="float">
            <text:p>0.021768212522628</text:p>
          </table:table-cell>
          <table:table-cell office:value-type="float" office:value="0.00116963569700301" calcext:value-type="float">
            <text:p>0.001169635697003</text:p>
          </table:table-cell>
        </table:table-row>
        <table:table-row table:style-name="ro1">
          <table:table-cell office:value-type="float" office:value="38.4127538204193" calcext:value-type="float">
            <text:p>38.4127538204193</text:p>
          </table:table-cell>
          <table:table-cell office:value-type="float" office:value="7.95675623416901" calcext:value-type="float">
            <text:p>7.956756234169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4254075153349" calcext:value-type="float">
            <text:p>0.99425407515334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9" calcext:value-type="float">
            <text:p>2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927864214993" calcext:value-type="float">
            <text:p>0.99292786421499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6.29515611966572" calcext:value-type="float">
            <text:p>6.29515611966572</text:p>
          </table:table-cell>
          <table:table-cell office:value-type="float" office:value="2.85593409017249" calcext:value-type="float">
            <text:p>2.85593409017249</text:p>
          </table:table-cell>
          <table:table-cell office:value-type="float" office:value="0.0179356018975972" calcext:value-type="float">
            <text:p>0.017935601897597</text:p>
          </table:table-cell>
          <table:table-cell office:value-type="float" office:value="0.000823134059238486" calcext:value-type="float">
            <text:p>0.000823134059238</text:p>
          </table:table-cell>
        </table:table-row>
        <table:table-row table:style-name="ro1">
          <table:table-cell office:value-type="float" office:value="49.0601966679096" calcext:value-type="float">
            <text:p>49.0601966679096</text:p>
          </table:table-cell>
          <table:table-cell office:value-type="float" office:value="11.7998851239681" calcext:value-type="float">
            <text:p>11.799885123968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4607556993204" calcext:value-type="float">
            <text:p>0.99460755699320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9" calcext:value-type="float">
            <text:p>2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1.67510957620571" calcext:value-type="float">
            <text:p>1.67510957620571</text:p>
          </table:table-cell>
          <table:table-cell office:value-type="float" office:value="4.31563712433804" calcext:value-type="float">
            <text:p>4.31563712433804</text:p>
          </table:table-cell>
          <table:table-cell office:value-type="float" office:value="0.0212286632189245" calcext:value-type="float">
            <text:p>0.021228663218925</text:p>
          </table:table-cell>
          <table:table-cell office:value-type="float" office:value="0.000860953107626747" calcext:value-type="float">
            <text:p>0.000860953107627</text:p>
          </table:table-cell>
        </table:table-row>
        <table:table-row table:style-name="ro1">
          <table:table-cell office:value-type="float" office:value="27.5671365559101" calcext:value-type="float">
            <text:p>27.5671365559101</text:p>
          </table:table-cell>
          <table:table-cell office:value-type="float" office:value="1.0732793211937" calcext:value-type="float">
            <text:p>1.073279321193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3458772074168" calcext:value-type="float">
            <text:p>0.99345877207416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3639575971732" calcext:value-type="float">
            <text:p>0.993639575971732</text:p>
          </table:table-cell>
          <table:table-cell office:value-type="float" office:value="10.9501646499866" calcext:value-type="float">
            <text:p>10.9501646499866</text:p>
          </table:table-cell>
          <table:table-cell office:value-type="float" office:value="0.408274647291539" calcext:value-type="float">
            <text:p>0.408274647291539</text:p>
          </table:table-cell>
          <table:table-cell office:value-type="float" office:value="0.015295995619142" calcext:value-type="float">
            <text:p>0.015295995619142</text:p>
          </table:table-cell>
          <table:table-cell office:value-type="float" office:value="0.00115655981776777" calcext:value-type="float">
            <text:p>0.001156559817768</text:p>
          </table:table-cell>
        </table:table-row>
        <table:table-row table:style-name="ro1">
          <table:table-cell office:value-type="float" office:value="28.4132491052151" calcext:value-type="float">
            <text:p>28.4132491052151</text:p>
          </table:table-cell>
          <table:table-cell office:value-type="float" office:value="1.54703497886658" calcext:value-type="float">
            <text:p>1.5470349788665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3458647036344" calcext:value-type="float">
            <text:p>0.99345864703634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2922859164897" calcext:value-type="float">
            <text:p>0.99292285916489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3639575971732" calcext:value-type="float">
            <text:p>0.993639575971732</text:p>
          </table:table-cell>
          <table:table-cell office:value-type="float" office:value="9.19082293852818" calcext:value-type="float">
            <text:p>9.19082293852818</text:p>
          </table:table-cell>
          <table:table-cell office:value-type="float" office:value="0.249487492614401" calcext:value-type="float">
            <text:p>0.249487492614401</text:p>
          </table:table-cell>
          <table:table-cell office:value-type="float" office:value="0.015295995619142" calcext:value-type="float">
            <text:p>0.015295995619142</text:p>
          </table:table-cell>
          <table:table-cell office:value-type="float" office:value="0.00110204082740045" calcext:value-type="float">
            <text:p>0.0011020408274</text:p>
          </table:table-cell>
        </table:table-row>
        <table:table-row table:style-name="ro1">
          <table:table-cell office:value-type="float" office:value="22.3390802741051" calcext:value-type="float">
            <text:p>22.3390802741051</text:p>
          </table:table-cell>
          <table:table-cell office:value-type="float" office:value="7.79309636354446" calcext:value-type="float">
            <text:p>7.7930963635444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8960013144429" calcext:value-type="float">
            <text:p>0.97896001314442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5" calcext:value-type="float">
            <text:p>3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3.27206736353329" calcext:value-type="float">
            <text:p>3.27206736353329</text:p>
          </table:table-cell>
          <table:table-cell office:value-type="float" office:value="1.37514575164974" calcext:value-type="float">
            <text:p>1.37514575164974</text:p>
          </table:table-cell>
          <table:table-cell office:value-type="float" office:value="0.0180791978792406" calcext:value-type="float">
            <text:p>0.018079197879241</text:p>
          </table:table-cell>
          <table:table-cell office:value-type="float" office:value="0.00157577045830701" calcext:value-type="float">
            <text:p>0.001575770458307</text:p>
          </table:table-cell>
        </table:table-row>
        <table:table-row table:style-name="ro1">
          <table:table-cell office:value-type="float" office:value="35.8023670911789" calcext:value-type="float">
            <text:p>35.8023670911789</text:p>
          </table:table-cell>
          <table:table-cell office:value-type="float" office:value="5.51496842503548" calcext:value-type="float">
            <text:p>5.5149684250354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630833636581" calcext:value-type="float">
            <text:p>0.9763083363658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5" calcext:value-type="float">
            <text:p>3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4.48664302702931" calcext:value-type="float">
            <text:p>4.48664302702931</text:p>
          </table:table-cell>
          <table:table-cell office:value-type="float" office:value="0.627983988449541" calcext:value-type="float">
            <text:p>0.627983988449541</text:p>
          </table:table-cell>
          <table:table-cell office:value-type="float" office:value="0.0201646246015442" calcext:value-type="float">
            <text:p>0.020164624601544</text:p>
          </table:table-cell>
          <table:table-cell office:value-type="float" office:value="0.00106116421044187" calcext:value-type="float">
            <text:p>0.001061164210442</text:p>
          </table:table-cell>
        </table:table-row>
        <table:table-row table:style-name="ro1">
          <table:table-cell office:value-type="float" office:value="33.002542167902" calcext:value-type="float">
            <text:p>33.002542167902</text:p>
          </table:table-cell>
          <table:table-cell office:value-type="float" office:value="6.1350214779377" calcext:value-type="float">
            <text:p>6.135021477937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0109423164156" calcext:value-type="float">
            <text:p>0.98010942316415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5" calcext:value-type="float">
            <text:p>3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6.14801780808932" calcext:value-type="float">
            <text:p>6.14801780808932</text:p>
          </table:table-cell>
          <table:table-cell office:value-type="float" office:value="1.17515791502814" calcext:value-type="float">
            <text:p>1.17515791502814</text:p>
          </table:table-cell>
          <table:table-cell office:value-type="float" office:value="0.0193655199182569" calcext:value-type="float">
            <text:p>0.019365519918257</text:p>
          </table:table-cell>
          <table:table-cell office:value-type="float" office:value="0.000749869571420152" calcext:value-type="float">
            <text:p>0.00074986957142</text:p>
          </table:table-cell>
        </table:table-row>
        <table:table-row table:style-name="ro1">
          <table:table-cell office:value-type="float" office:value="33.0237297713757" calcext:value-type="float">
            <text:p>33.0237297713757</text:p>
          </table:table-cell>
          <table:table-cell office:value-type="float" office:value="5.65305325388908" calcext:value-type="float">
            <text:p>5.653053253889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4784798152856" calcext:value-type="float">
            <text:p>0.99478479815285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" calcext:value-type="float">
            <text:p>3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7.99379583940701" calcext:value-type="float">
            <text:p>7.99379583940701</text:p>
          </table:table-cell>
          <table:table-cell office:value-type="float" office:value="0.853752266010105" calcext:value-type="float">
            <text:p>0.853752266010105</text:p>
          </table:table-cell>
          <table:table-cell office:value-type="float" office:value="0.0217470029497813" calcext:value-type="float">
            <text:p>0.021747002949781</text:p>
          </table:table-cell>
          <table:table-cell office:value-type="float" office:value="0.00121982023267862" calcext:value-type="float">
            <text:p>0.001219820232679</text:p>
          </table:table-cell>
        </table:table-row>
        <table:table-row table:style-name="ro1">
          <table:table-cell office:value-type="float" office:value="33.6533094644547" calcext:value-type="float">
            <text:p>33.6533094644547</text:p>
          </table:table-cell>
          <table:table-cell office:value-type="float" office:value="1.31818011403084" calcext:value-type="float">
            <text:p>1.3181801140308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0364148981092" calcext:value-type="float">
            <text:p>0.99036414898109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9384288747346" calcext:value-type="float">
            <text:p>0.98938428874734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90092002830856" calcext:value-type="float">
            <text:p>0.99009200283085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0106007067138" calcext:value-type="float">
            <text:p>0.99010600706713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0106007067138" calcext:value-type="float">
            <text:p>0.9901060070671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10.5941449438427" calcext:value-type="float">
            <text:p>10.5941449438427</text:p>
          </table:table-cell>
          <table:table-cell office:value-type="float" office:value="0.242072175774759" calcext:value-type="float">
            <text:p>0.242072175774759</text:p>
          </table:table-cell>
          <table:table-cell office:value-type="float" office:value="0.0148470143434356" calcext:value-type="float">
            <text:p>0.014847014343436</text:p>
          </table:table-cell>
          <table:table-cell office:value-type="float" office:value="0.00111532685353858" calcext:value-type="float">
            <text:p>0.001115326853539</text:p>
          </table:table-cell>
        </table:table-row>
        <table:table-row table:style-name="ro1">
          <table:table-cell office:value-type="float" office:value="25.3165455758572" calcext:value-type="float">
            <text:p>25.3165455758572</text:p>
          </table:table-cell>
          <table:table-cell office:value-type="float" office:value="1.72861117124558" calcext:value-type="float">
            <text:p>1.7286111712455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165673367608" calcext:value-type="float">
            <text:p>0.99416567336760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2922859164897" calcext:value-type="float">
            <text:p>0.99292285916489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635077793494" calcext:value-type="float">
            <text:p>0.99363507779349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1.89495235098311" calcext:value-type="float">
            <text:p>1.89495235098311</text:p>
          </table:table-cell>
          <table:table-cell office:value-type="float" office:value="0.19531999475512" calcext:value-type="float">
            <text:p>0.19531999475512</text:p>
          </table:table-cell>
          <table:table-cell office:value-type="float" office:value="0.0162421718111009" calcext:value-type="float">
            <text:p>0.016242171811101</text:p>
          </table:table-cell>
          <table:table-cell office:value-type="float" office:value="0.00110317168719489" calcext:value-type="float">
            <text:p>0.001103171687195</text:p>
          </table:table-cell>
        </table:table-row>
        <table:table-row table:style-name="ro1">
          <table:table-cell office:value-type="float" office:value="32.2165600061417" calcext:value-type="float">
            <text:p>32.2165600061417</text:p>
          </table:table-cell>
          <table:table-cell office:value-type="float" office:value="1.82924225926399" calcext:value-type="float">
            <text:p>1.8292422592639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0364274018916" calcext:value-type="float">
            <text:p>0.99036427401891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9384288747346" calcext:value-type="float">
            <text:p>0.98938428874734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90799716914366" calcext:value-type="float">
            <text:p>0.9907997169143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9399293286219" calcext:value-type="float">
            <text:p>0.98939929328621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0106007067138" calcext:value-type="float">
            <text:p>0.9901060070671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6.15081757816812" calcext:value-type="float">
            <text:p>6.15081757816812</text:p>
          </table:table-cell>
          <table:table-cell office:value-type="float" office:value="0.638074967487931" calcext:value-type="float">
            <text:p>0.638074967487931</text:p>
          </table:table-cell>
          <table:table-cell office:value-type="float" office:value="0.0147823947380891" calcext:value-type="float">
            <text:p>0.014782394738089</text:p>
          </table:table-cell>
          <table:table-cell office:value-type="float" office:value="0.00116895235993154" calcext:value-type="float">
            <text:p>0.001168952359932</text:p>
          </table:table-cell>
        </table:table-row>
        <table:table-row table:style-name="ro1">
          <table:table-cell office:value-type="float" office:value="26.6961342692375" calcext:value-type="float">
            <text:p>26.6961342692375</text:p>
          </table:table-cell>
          <table:table-cell office:value-type="float" office:value="1.49822446703911" calcext:value-type="float">
            <text:p>1.4982244670391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569033502861" calcext:value-type="float">
            <text:p>0.98956903350286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0799716914366" calcext:value-type="float">
            <text:p>0.99079971691436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0092002830856" calcext:value-type="float">
            <text:p>0.99009200283085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90799716914366" calcext:value-type="float">
            <text:p>0.9907997169143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7977369165488" calcext:value-type="float">
            <text:p>0.9879773691654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7985865724382" calcext:value-type="float">
            <text:p>0.9879858657243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7985865724382" calcext:value-type="float">
            <text:p>0.98798586572438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0812720848056" calcext:value-type="float">
            <text:p>0.990812720848056</text:p>
          </table:table-cell>
          <table:table-cell office:value-type="float" office:value="1.43419380499182" calcext:value-type="float">
            <text:p>1.43419380499182</text:p>
          </table:table-cell>
          <table:table-cell office:value-type="float" office:value="0.171569532332135" calcext:value-type="float">
            <text:p>0.171569532332135</text:p>
          </table:table-cell>
          <table:table-cell office:value-type="float" office:value="0.013644708231067" calcext:value-type="float">
            <text:p>0.013644708231067</text:p>
          </table:table-cell>
          <table:table-cell office:value-type="float" office:value="0.00125879551677403" calcext:value-type="float">
            <text:p>0.001258795516774</text:p>
          </table:table-cell>
        </table:table-row>
        <table:table-row table:style-name="ro1">
          <table:table-cell office:value-type="float" office:value="20.123881727457" calcext:value-type="float">
            <text:p>20.123881727457</text:p>
          </table:table-cell>
          <table:table-cell office:value-type="float" office:value="1.14896503090858" calcext:value-type="float">
            <text:p>1.148965030908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165735930734" calcext:value-type="float">
            <text:p>0.99416573593073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2922859164897" calcext:value-type="float">
            <text:p>0.99292285916489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927864214993" calcext:value-type="float">
            <text:p>0.99292786421499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655818541176669" calcext:value-type="float">
            <text:p>0.655818541176669</text:p>
          </table:table-cell>
          <table:table-cell office:value-type="float" office:value="0.183906209449196" calcext:value-type="float">
            <text:p>0.183906209449196</text:p>
          </table:table-cell>
          <table:table-cell office:value-type="float" office:value="0.0166743978916759" calcext:value-type="float">
            <text:p>0.016674397891676</text:p>
          </table:table-cell>
          <table:table-cell office:value-type="float" office:value="0.00131030343633837" calcext:value-type="float">
            <text:p>0.001310303436338</text:p>
          </table:table-cell>
        </table:table-row>
        <table:table-row table:style-name="ro1">
          <table:table-cell office:value-type="float" office:value="33.732646971941" calcext:value-type="float">
            <text:p>33.732646971941</text:p>
          </table:table-cell>
          <table:table-cell office:value-type="float" office:value="4.16622778773308" calcext:value-type="float">
            <text:p>4.1662277877330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9303703284671" calcext:value-type="float">
            <text:p>0.98930370328467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4" calcext:value-type="float">
            <text:p>4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0799716914366" calcext:value-type="float">
            <text:p>0.99079971691436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8676574663836" calcext:value-type="float">
            <text:p>0.98867657466383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90799716914366" calcext:value-type="float">
            <text:p>0.9907997169143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391796322489" calcext:value-type="float">
            <text:p>0.98939179632248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7977369165488" calcext:value-type="float">
            <text:p>0.98797736916548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86925795053" calcext:value-type="float">
            <text:p>0.988692579505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0812720848056" calcext:value-type="float">
            <text:p>0.990812720848056</text:p>
          </table:table-cell>
          <table:table-cell office:value-type="float" office:value="6.55780220915456" calcext:value-type="float">
            <text:p>6.55780220915456</text:p>
          </table:table-cell>
          <table:table-cell office:value-type="float" office:value="6.41288011814301" calcext:value-type="float">
            <text:p>6.41288011814301</text:p>
          </table:table-cell>
          <table:table-cell office:value-type="float" office:value="0.013814409797334" calcext:value-type="float">
            <text:p>0.013814409797334</text:p>
          </table:table-cell>
          <table:table-cell office:value-type="float" office:value="0.00129352912897563" calcext:value-type="float">
            <text:p>0.001293529128976</text:p>
          </table:table-cell>
        </table:table-row>
        <table:table-row table:style-name="ro1">
          <table:table-cell office:value-type="float" office:value="20.8639064729214" calcext:value-type="float">
            <text:p>20.8639064729214</text:p>
          </table:table-cell>
          <table:table-cell office:value-type="float" office:value="1.19225472211838" calcext:value-type="float">
            <text:p>1.1922547221183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58981784661359" calcext:value-type="float">
            <text:p>0.95898178466135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1.08667377472247" calcext:value-type="float">
            <text:p>1.08667377472247</text:p>
          </table:table-cell>
          <table:table-cell office:value-type="float" office:value="0.104368010790556" calcext:value-type="float">
            <text:p>0.104368010790556</text:p>
          </table:table-cell>
          <table:table-cell office:value-type="float" office:value="0.0200007555405063" calcext:value-type="float">
            <text:p>0.020000755540506</text:p>
          </table:table-cell>
          <table:table-cell office:value-type="float" office:value="0.00111178131664188" calcext:value-type="float">
            <text:p>0.001111781316642</text:p>
          </table:table-cell>
        </table:table-row>
        <table:table-row table:style-name="ro1">
          <table:table-cell office:value-type="float" office:value="25.324487477541" calcext:value-type="float">
            <text:p>25.324487477541</text:p>
          </table:table-cell>
          <table:table-cell office:value-type="float" office:value="1.46068862080574" calcext:value-type="float">
            <text:p>1.4606886208057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59335516753719" calcext:value-type="float">
            <text:p>0.95933551675371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832923070386381" calcext:value-type="float">
            <text:p>0.832923070386381</text:p>
          </table:table-cell>
          <table:table-cell office:value-type="float" office:value="0.244136329651378" calcext:value-type="float">
            <text:p>0.244136329651378</text:p>
          </table:table-cell>
          <table:table-cell office:value-type="float" office:value="0.0200007555405063" calcext:value-type="float">
            <text:p>0.020000755540506</text:p>
          </table:table-cell>
          <table:table-cell office:value-type="float" office:value="0.00179688782168477" calcext:value-type="float">
            <text:p>0.001796887821685</text:p>
          </table:table-cell>
        </table:table-row>
        <table:table-row table:style-name="ro1">
          <table:table-cell office:value-type="float" office:value="26.6839717030525" calcext:value-type="float">
            <text:p>26.6839717030525</text:p>
          </table:table-cell>
          <table:table-cell office:value-type="float" office:value="1.74165242910385" calcext:value-type="float">
            <text:p>1.7416524291038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9777650278106" calcext:value-type="float">
            <text:p>0.95977765027810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2.2778720146987" calcext:value-type="float">
            <text:p>2.2778720146987</text:p>
          </table:table-cell>
          <table:table-cell office:value-type="float" office:value="0.136557467834137" calcext:value-type="float">
            <text:p>0.136557467834137</text:p>
          </table:table-cell>
          <table:table-cell office:value-type="float" office:value="0.0196799583066445" calcext:value-type="float">
            <text:p>0.019679958306645</text:p>
          </table:table-cell>
          <table:table-cell office:value-type="float" office:value="0.00173839216707169" calcext:value-type="float">
            <text:p>0.001738392167072</text:p>
          </table:table-cell>
        </table:table-row>
        <table:table-row table:style-name="ro1">
          <table:table-cell office:value-type="float" office:value="21.327631175518" calcext:value-type="float">
            <text:p>21.327631175518</text:p>
          </table:table-cell>
          <table:table-cell office:value-type="float" office:value="2.14634183049202" calcext:value-type="float">
            <text:p>2.1463418304920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2970342172425" calcext:value-type="float">
            <text:p>0.95297034217242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2.36349328520048" calcext:value-type="float">
            <text:p>2.36349328520048</text:p>
          </table:table-cell>
          <table:table-cell office:value-type="float" office:value="1.91205567614878" calcext:value-type="float">
            <text:p>1.91205567614878</text:p>
          </table:table-cell>
          <table:table-cell office:value-type="float" office:value="0.0196433673501263" calcext:value-type="float">
            <text:p>0.019643367350126</text:p>
          </table:table-cell>
          <table:table-cell office:value-type="float" office:value="0.00212118976014426" calcext:value-type="float">
            <text:p>0.002121189760144</text:p>
          </table:table-cell>
        </table:table-row>
        <table:table-row table:style-name="ro1">
          <table:table-cell office:value-type="float" office:value="23.668297201395" calcext:value-type="float">
            <text:p>23.668297201395</text:p>
          </table:table-cell>
          <table:table-cell office:value-type="float" office:value="2.258399695158" calcext:value-type="float">
            <text:p>2.25839969515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2970591982787" calcext:value-type="float">
            <text:p>0.95297059198278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9" calcext:value-type="float">
            <text:p>49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1.41088106982415" calcext:value-type="float">
            <text:p>1.41088106982415</text:p>
          </table:table-cell>
          <table:table-cell office:value-type="float" office:value="0.439596685135231" calcext:value-type="float">
            <text:p>0.439596685135231</text:p>
          </table:table-cell>
          <table:table-cell office:value-type="float" office:value="0.019966196776312" calcext:value-type="float">
            <text:p>0.019966196776312</text:p>
          </table:table-cell>
          <table:table-cell office:value-type="float" office:value="0.00176053903286749" calcext:value-type="float">
            <text:p>0.001760539032867</text:p>
          </table:table-cell>
        </table:table-row>
        <table:table-row table:style-name="ro1">
          <table:table-cell office:value-type="float" office:value="19.043742030859" calcext:value-type="float">
            <text:p>19.043742030859</text:p>
          </table:table-cell>
          <table:table-cell office:value-type="float" office:value="2.34888130426407" calcext:value-type="float">
            <text:p>2.3488813042640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9423980837301" calcext:value-type="float">
            <text:p>0.95942398083730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9" calcext:value-type="float">
            <text:p>49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1.42633266733219" calcext:value-type="float">
            <text:p>1.42633266733219</text:p>
          </table:table-cell>
          <table:table-cell office:value-type="float" office:value="0.156910949263392" calcext:value-type="float">
            <text:p>0.156910949263392</text:p>
          </table:table-cell>
          <table:table-cell office:value-type="float" office:value="0.0198351194553742" calcext:value-type="float">
            <text:p>0.019835119455374</text:p>
          </table:table-cell>
          <table:table-cell office:value-type="float" office:value="0.00231120841970561" calcext:value-type="float">
            <text:p>0.002311208419706</text:p>
          </table:table-cell>
        </table:table-row>
        <table:table-row table:style-name="ro1">
          <table:table-cell office:value-type="float" office:value="16.0983694493771" calcext:value-type="float">
            <text:p>16.0983694493771</text:p>
          </table:table-cell>
          <table:table-cell office:value-type="float" office:value="1.37596735358238" calcext:value-type="float">
            <text:p>1.3759673535823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8363535229308" calcext:value-type="float">
            <text:p>0.95836353522930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705748425489113" calcext:value-type="float">
            <text:p>0.705748425489113</text:p>
          </table:table-cell>
          <table:table-cell office:value-type="float" office:value="0.162817880508951" calcext:value-type="float">
            <text:p>0.162817880508951</text:p>
          </table:table-cell>
          <table:table-cell office:value-type="float" office:value="0.0188517051269519" calcext:value-type="float">
            <text:p>0.018851705126952</text:p>
          </table:table-cell>
          <table:table-cell office:value-type="float" office:value="0.00157954271989556" calcext:value-type="float">
            <text:p>0.001579542719896</text:p>
          </table:table-cell>
        </table:table-row>
        <table:table-row table:style-name="ro1">
          <table:table-cell office:value-type="float" office:value="24.5931628346443" calcext:value-type="float">
            <text:p>24.5931628346443</text:p>
          </table:table-cell>
          <table:table-cell office:value-type="float" office:value="1.61403712630272" calcext:value-type="float">
            <text:p>1.614037126302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2793788765019" calcext:value-type="float">
            <text:p>0.95279378876501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792659857335253" calcext:value-type="float">
            <text:p>0.792659857335253</text:p>
          </table:table-cell>
          <table:table-cell office:value-type="float" office:value="0.184632486058158" calcext:value-type="float">
            <text:p>0.184632486058158</text:p>
          </table:table-cell>
          <table:table-cell office:value-type="float" office:value="0.0198336883894938" calcext:value-type="float">
            <text:p>0.019833688389494</text:p>
          </table:table-cell>
          <table:table-cell office:value-type="float" office:value="0.00207852804891199" calcext:value-type="float">
            <text:p>0.002078528048912</text:p>
          </table:table-cell>
        </table:table-row>
        <table:table-row table:style-name="ro1">
          <table:table-cell office:value-type="float" office:value="26.0162834823132" calcext:value-type="float">
            <text:p>26.0162834823132</text:p>
          </table:table-cell>
          <table:table-cell office:value-type="float" office:value="1.18094176054001" calcext:value-type="float">
            <text:p>1.180941760540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8981659800392" calcext:value-type="float">
            <text:p>0.95898165980039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10.0203725994906" calcext:value-type="float">
            <text:p>10.0203725994906</text:p>
          </table:table-cell>
          <table:table-cell office:value-type="float" office:value="0.116443429875995" calcext:value-type="float">
            <text:p>0.116443429875995</text:p>
          </table:table-cell>
          <table:table-cell office:value-type="float" office:value="0.0196308821565629" calcext:value-type="float">
            <text:p>0.019630882156563</text:p>
          </table:table-cell>
          <table:table-cell office:value-type="float" office:value="0.00187034946519681" calcext:value-type="float">
            <text:p>0.001870349465197</text:p>
          </table:table-cell>
        </table:table-row>
        <table:table-row table:style-name="ro1">
          <table:table-cell office:value-type="float" office:value="21.4900933504105" calcext:value-type="float">
            <text:p>21.4900933504105</text:p>
          </table:table-cell>
          <table:table-cell office:value-type="float" office:value="2.40217524766922" calcext:value-type="float">
            <text:p>2.4021752476692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3147833054011" calcext:value-type="float">
            <text:p>0.95314783305401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1.25270746070379" calcext:value-type="float">
            <text:p>1.25270746070379</text:p>
          </table:table-cell>
          <table:table-cell office:value-type="float" office:value="0.696043726160052" calcext:value-type="float">
            <text:p>0.696043726160052</text:p>
          </table:table-cell>
          <table:table-cell office:value-type="float" office:value="0.020519951480104" calcext:value-type="float">
            <text:p>0.020519951480104</text:p>
          </table:table-cell>
          <table:table-cell office:value-type="float" office:value="0.00209814753019661" calcext:value-type="float">
            <text:p>0.002098147530197</text:p>
          </table:table-cell>
        </table:table-row>
        <table:table-row table:style-name="ro1">
          <table:table-cell office:value-type="float" office:value="27.743308365345" calcext:value-type="float">
            <text:p>27.743308365345</text:p>
          </table:table-cell>
          <table:table-cell office:value-type="float" office:value="1.54267606139183" calcext:value-type="float">
            <text:p>1.5426760613918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8540151111411" calcext:value-type="float">
            <text:p>0.95854015111141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2.97249453489278" calcext:value-type="float">
            <text:p>2.97249453489278</text:p>
          </table:table-cell>
          <table:table-cell office:value-type="float" office:value="0.126218179751512" calcext:value-type="float">
            <text:p>0.126218179751512</text:p>
          </table:table-cell>
          <table:table-cell office:value-type="float" office:value="0.0192169774325338" calcext:value-type="float">
            <text:p>0.019216977432534</text:p>
          </table:table-cell>
          <table:table-cell office:value-type="float" office:value="0.00168058333004805" calcext:value-type="float">
            <text:p>0.001680583330048</text:p>
          </table:table-cell>
        </table:table-row>
        <table:table-row table:style-name="ro1">
          <table:table-cell office:value-type="float" office:value="25.9795052409172" calcext:value-type="float">
            <text:p>25.9795052409172</text:p>
          </table:table-cell>
          <table:table-cell office:value-type="float" office:value="1.37666589021683" calcext:value-type="float">
            <text:p>1.3766658902168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1821182228345" calcext:value-type="float">
            <text:p>0.9518211822283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10.4420386567142" calcext:value-type="float">
            <text:p>10.4420386567142</text:p>
          </table:table-cell>
          <table:table-cell office:value-type="float" office:value="0.278341621318937" calcext:value-type="float">
            <text:p>0.278341621318937</text:p>
          </table:table-cell>
          <table:table-cell office:value-type="float" office:value="0.0208518903875322" calcext:value-type="float">
            <text:p>0.020851890387532</text:p>
          </table:table-cell>
          <table:table-cell office:value-type="float" office:value="0.00174533385978223" calcext:value-type="float">
            <text:p>0.001745333859782</text:p>
          </table:table-cell>
        </table:table-row>
        <table:table-row table:style-name="ro1">
          <table:table-cell office:value-type="float" office:value="28.4618281722069" calcext:value-type="float">
            <text:p>28.4618281722069</text:p>
          </table:table-cell>
          <table:table-cell office:value-type="float" office:value="1.49807387590408" calcext:value-type="float">
            <text:p>1.4980738759040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8627740107082" calcext:value-type="float">
            <text:p>0.95862774010708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8.24211299789127" calcext:value-type="float">
            <text:p>8.24211299789127</text:p>
          </table:table-cell>
          <table:table-cell office:value-type="float" office:value="0.475540629403407" calcext:value-type="float">
            <text:p>0.475540629403407</text:p>
          </table:table-cell>
          <table:table-cell office:value-type="float" office:value="0.0190514791743024" calcext:value-type="float">
            <text:p>0.019051479174303</text:p>
          </table:table-cell>
          <table:table-cell office:value-type="float" office:value="0.00162683483286162" calcext:value-type="float">
            <text:p>0.001626834832862</text:p>
          </table:table-cell>
        </table:table-row>
        <table:table-row table:style-name="ro1">
          <table:table-cell office:value-type="float" office:value="17.0348823964596" calcext:value-type="float">
            <text:p>17.0348823964596</text:p>
          </table:table-cell>
          <table:table-cell office:value-type="float" office:value="1.56066188216209" calcext:value-type="float">
            <text:p>1.5606618821620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5244005667266" calcext:value-type="float">
            <text:p>0.952440056672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2.4997143199329" calcext:value-type="float">
            <text:p>2.4997143199329</text:p>
          </table:table-cell>
          <table:table-cell office:value-type="float" office:value="0.5317288225908" calcext:value-type="float">
            <text:p>0.5317288225908</text:p>
          </table:table-cell>
          <table:table-cell office:value-type="float" office:value="0.0207030476989366" calcext:value-type="float">
            <text:p>0.020703047698937</text:p>
          </table:table-cell>
          <table:table-cell office:value-type="float" office:value="0.00144181516874577" calcext:value-type="float">
            <text:p>0.001441815168746</text:p>
          </table:table-cell>
        </table:table-row>
        <table:table-row table:style-name="ro1">
          <table:table-cell office:value-type="float" office:value="27.7222973704338" calcext:value-type="float">
            <text:p>27.7222973704338</text:p>
          </table:table-cell>
          <table:table-cell office:value-type="float" office:value="1.84861141443253" calcext:value-type="float">
            <text:p>1.8486114144325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52351780013171" calcext:value-type="float">
            <text:p>0.95235178001317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9" calcext:value-type="float">
            <text:p>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2.2702344793009" calcext:value-type="float">
            <text:p>2.2702344793009</text:p>
          </table:table-cell>
          <table:table-cell office:value-type="float" office:value="0.216618093632672" calcext:value-type="float">
            <text:p>0.216618093632672</text:p>
          </table:table-cell>
          <table:table-cell office:value-type="float" office:value="0.0205079178122537" calcext:value-type="float">
            <text:p>0.020507917812254</text:p>
          </table:table-cell>
          <table:table-cell office:value-type="float" office:value="0.00135676100698814" calcext:value-type="float">
            <text:p>0.001356761006988</text:p>
          </table:table-cell>
        </table:table-row>
        <table:table-row table:style-name="ro1">
          <table:table-cell office:value-type="float" office:value="28.9137645363808" calcext:value-type="float">
            <text:p>28.9137645363808</text:p>
          </table:table-cell>
          <table:table-cell office:value-type="float" office:value="1.37589952349663" calcext:value-type="float">
            <text:p>1.3758995234966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52086262282459" calcext:value-type="float">
            <text:p>0.95208626228245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9.0978651249713" calcext:value-type="float">
            <text:p>9.0978651249713</text:p>
          </table:table-cell>
          <table:table-cell office:value-type="float" office:value="0.260766606429333" calcext:value-type="float">
            <text:p>0.260766606429333</text:p>
          </table:table-cell>
          <table:table-cell office:value-type="float" office:value="0.0219839376422201" calcext:value-type="float">
            <text:p>0.02198393764222</text:p>
          </table:table-cell>
          <table:table-cell office:value-type="float" office:value="0.00149028618422601" calcext:value-type="float">
            <text:p>0.001490286184226</text:p>
          </table:table-cell>
        </table:table-row>
      </table:table>
      <table:named-expressions/>
      <table:database-ranges>
        <table:database-range table:name="__Anonymous_Sheet_DB__0" table:target-range-address="search_results_2.A1:search_results_2.AF6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7:05:57.059784265</dc:date>
    <meta:editing-duration>PT4M22S</meta:editing-duration>
    <meta:editing-cycles>1</meta:editing-cycles>
    <meta:document-statistic meta:table-count="1" meta:cell-count="1932" meta:object-count="0"/>
    <meta:generator>LibreOffice/5.2.7.2$Linux_X86_64 LibreOffice_project/20m0$Build-2</meta:generator>
  </office:meta>
</office:document-meta>
</file>